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Times New Roman1" svg:font-family="'Times New Roman'" style:font-family-generic="roman"/>
    <style:font-face style:name="Anonymice Powerline1" svg:font-family="'Anonymice Powerline'" style:font-pitch="fixed"/>
    <style:font-face style:name="Anonymice Powerline" svg:font-family="'Anonymice Powerline'" style:font-family-generic="system" style:font-pitch="fixed"/>
    <style:font-face style:name="Cantarell" svg:font-family="Cantarel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3.346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itle">
      <style:text-properties style:font-name="Times New Roman" style:font-name-complex="Times New Roman"/>
    </style:style>
    <style:style style:name="P2" style:family="paragraph" style:parent-style-name="Title">
      <style:paragraph-properties fo:text-align="start" style:justify-single-word="false"/>
      <style:text-properties style:font-name="Times New Roman" style:font-name-complex="Times New Roman"/>
    </style:style>
    <style:style style:name="P3" style:family="paragraph" style:parent-style-name="Text_20_body">
      <style:text-properties style:font-name="Times New Roman" style:font-name-complex="Times New Roman"/>
    </style:style>
    <style:style style:name="P4" style:family="paragraph" style:parent-style-name="Text_20_body">
      <style:paragraph-properties fo:text-align="center" style:justify-single-word="false"/>
      <style:text-properties style:font-name="Times New Roman" style:font-name-complex="Times New Roman"/>
    </style:style>
    <style:style style:name="P5" style:family="paragraph" style:parent-style-name="Text_20_body">
      <style:paragraph-properties fo:line-height="100%"/>
      <style:text-properties style:font-name="Times New Roman" style:font-name-complex="Times New Roman"/>
    </style:style>
    <style:style style:name="P6" style:family="paragraph" style:parent-style-name="Text_20_body">
      <style:paragraph-properties fo:line-height="100%"/>
    </style:style>
    <style:style style:name="P7" style:family="paragraph" style:parent-style-name="Text_20_body">
      <style:text-properties officeooo:paragraph-rsid="000c3abd"/>
    </style:style>
    <style:style style:name="P8" style:family="paragraph" style:parent-style-name="Text_20_body">
      <style:text-properties officeooo:rsid="000e1763" officeooo:paragraph-rsid="000e1763"/>
    </style:style>
    <style:style style:name="P9" style:family="paragraph" style:parent-style-name="Text_20_body">
      <style:text-properties officeooo:rsid="000f0749" officeooo:paragraph-rsid="000f0749"/>
    </style:style>
    <style:style style:name="P10" style:family="paragraph" style:parent-style-name="Text_20_body">
      <style:text-properties officeooo:rsid="000feaca" officeooo:paragraph-rsid="000feaca"/>
    </style:style>
    <style:style style:name="P11" style:family="paragraph" style:parent-style-name="Standard">
      <style:text-properties style:font-name="Times New Roman" style:font-name-complex="Times New Roman"/>
    </style:style>
    <style:style style:name="P12" style:family="paragraph" style:parent-style-name="Standard">
      <style:text-properties officeooo:rsid="000c3abd" officeooo:paragraph-rsid="000c3abd"/>
    </style:style>
    <style:style style:name="P13" style:family="paragraph" style:parent-style-name="Normal">
      <style:text-properties style:font-name="Anonymice Powerline" style:font-name-complex="Anonymice Powerline"/>
    </style:style>
    <style:style style:name="P14" style:family="paragraph" style:parent-style-name="Normal">
      <style:paragraph-properties fo:line-height="100%"/>
      <style:text-properties style:font-name="Anonymice Powerline"/>
    </style:style>
    <style:style style:name="P15" style:family="paragraph" style:parent-style-name="Normal">
      <loext:graphic-properties draw:fill="solid" draw:fill-color="#ffffff" draw:opacity="100%"/>
      <style:paragraph-properties fo:line-height="115%" fo:background-color="#ffffff"/>
      <style:text-properties style:font-name="Cantarell" fo:font-size="9pt" fo:language="tr" fo:country="TR" style:font-size-asian="9pt" style:font-name-complex="Times New Roman" style:font-size-complex="9pt"/>
    </style:style>
    <style:style style:name="P16" style:family="paragraph" style:parent-style-name="Normal">
      <style:text-properties style:font-name="Anonymice Powerline1" fo:font-size="12pt" fo:language="tr" fo:country="TR" style:font-size-asian="12pt" style:font-name-complex="Times New Roman" style:font-size-complex="12pt"/>
    </style:style>
    <style:style style:name="P17" style:family="paragraph" style:parent-style-name="Normal">
      <loext:graphic-properties draw:fill="solid" draw:fill-color="#ffffff" draw:opacity="100%"/>
      <style:paragraph-properties fo:line-height="115%" fo:background-color="#ffffff"/>
      <style:text-properties style:font-name="Anonymice Powerline1" fo:font-size="12pt" fo:language="tr" fo:country="TR" style:font-size-asian="12pt" style:font-name-complex="Times New Roman" style:font-size-complex="12pt"/>
    </style:style>
    <style:style style:name="P18" style:family="paragraph" style:parent-style-name="Normal">
      <loext:graphic-properties draw:fill="solid" draw:fill-color="#ffffff" draw:opacity="100%"/>
      <style:paragraph-properties fo:line-height="115%" fo:background-color="#ffffff"/>
      <style:text-properties style:font-name="Times New Roman" fo:language="tr" fo:country="TR" style:font-name-complex="Times New Roman"/>
    </style:style>
    <style:style style:name="P19" style:family="paragraph" style:parent-style-name="Text_20_body">
      <style:paragraph-properties fo:margin-left="0in" fo:margin-right="0in" fo:line-height="100%" fo:text-indent="1.1252in" style:auto-text-indent="false"/>
      <style:text-properties style:font-name="Times New Roman" style:font-name-complex="Times New Roman"/>
    </style:style>
    <style:style style:name="P20" style:family="paragraph" style:parent-style-name="Normal">
      <style:paragraph-properties fo:margin-left="0in" fo:margin-right="0in" fo:text-indent="0.4925in" style:auto-text-indent="false"/>
      <style:text-properties style:font-name="Anonymice Powerline1" fo:font-size="12pt" fo:language="tr" fo:country="TR" style:font-size-asian="12pt" style:font-name-complex="Times New Roman" style:font-size-complex="12pt"/>
    </style:style>
    <style:style style:name="P21" style:family="paragraph" style:parent-style-name="Heading_20_1">
      <style:paragraph-properties fo:text-align="center" style:justify-single-word="false"/>
    </style:style>
    <style:style style:name="P22" style:family="paragraph" style:parent-style-name="Heading_20_1">
      <style:text-properties style:font-name="Times New Roman" style:font-name-complex="Times New Roman"/>
    </style:style>
    <style:style style:name="P23" style:family="paragraph" style:parent-style-name="Heading_20_1">
      <style:text-properties style:font-name="Times New Roman" officeooo:paragraph-rsid="000feaca" style:font-name-complex="Times New Roman"/>
    </style:style>
    <style:style style:name="P24" style:family="paragraph" style:parent-style-name="Heading_20_1" style:list-style-name="">
      <style:paragraph-properties fo:line-height="200%" fo:hyphenation-ladder-count="no-limit"/>
      <style:text-properties fo:hyphenate="false"/>
    </style:style>
    <style:style style:name="P25" style:family="paragraph" style:parent-style-name="Heading_20_1">
      <style:text-properties officeooo:paragraph-rsid="001a96b5"/>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style:font-name="Times New Roman" style:font-name-complex="Times New Roman"/>
    </style:style>
    <style:style style:name="P28" style:family="paragraph" style:parent-style-name="Text_20_body" style:list-style-name="L1">
      <style:text-properties style:font-name="Times New Roman" style:font-name-complex="Times New Roman"/>
    </style:style>
    <style:style style:name="P29" style:family="paragraph" style:parent-style-name="Text_20_body">
      <style:paragraph-properties fo:line-height="100%"/>
      <style:text-properties style:font-name="Times New Roman" style:font-name-complex="Times New Roman"/>
    </style:style>
    <style:style style:name="P30" style:family="paragraph" style:parent-style-name="Text_20_body">
      <style:paragraph-properties fo:line-height="100%"/>
      <style:text-properties style:font-name="Times New Roman" officeooo:paragraph-rsid="0014f93a" style:font-name-complex="Times New Roman"/>
    </style:style>
    <style:style style:name="P31" style:family="paragraph" style:parent-style-name="Text_20_body">
      <style:paragraph-properties fo:line-height="100%"/>
      <style:text-properties style:font-name="Times New Roman" officeooo:paragraph-rsid="0015ab1a" style:font-name-complex="Times New Roman"/>
    </style:style>
    <style:style style:name="P32" style:family="paragraph" style:parent-style-name="Text_20_body">
      <style:paragraph-properties fo:line-height="100%"/>
      <style:text-properties style:font-name="Times New Roman" officeooo:paragraph-rsid="0016e092" style:font-name-complex="Times New Roman"/>
    </style:style>
    <style:style style:name="P33" style:family="paragraph" style:parent-style-name="Text_20_body">
      <style:paragraph-properties fo:line-height="100%"/>
      <style:text-properties style:font-name="Times New Roman" officeooo:rsid="0016e092" officeooo:paragraph-rsid="0016e092" style:font-name-complex="Times New Roman"/>
    </style:style>
    <style:style style:name="P34" style:family="paragraph" style:parent-style-name="Text_20_body">
      <style:text-properties style:font-name="Times New Roman" fo:font-size="14pt" fo:font-weight="bold" style:font-size-asian="14pt" style:font-weight-asian="bold" style:font-name-complex="Times New Roman" style:font-size-complex="14pt" style:font-weight-complex="bold"/>
    </style:style>
    <style:style style:name="P35" style:family="paragraph" style:parent-style-name="Text_20_body">
      <style:paragraph-properties fo:line-height="100%"/>
      <style:text-properties style:font-name="Times New Roman" fo:font-weight="bold" style:font-weight-asian="bold" style:font-name-complex="Times New Roman" style:font-weight-complex="bold"/>
    </style:style>
    <style:style style:name="P36" style:family="paragraph" style:parent-style-name="Text_20_body">
      <style:paragraph-properties fo:line-height="100%"/>
      <style:text-properties style:font-name="Times New Roman" fo:font-weight="bold" officeooo:rsid="00172f10" officeooo:paragraph-rsid="00172f10" style:font-weight-asian="bold" style:font-name-complex="Times New Roman" style:font-weight-complex="bold"/>
    </style:style>
    <style:style style:name="P37" style:family="paragraph" style:parent-style-name="Text_20_body">
      <style:paragraph-properties fo:line-height="100%"/>
      <style:text-properties style:font-name="Times New Roman" fo:font-weight="bold" officeooo:rsid="00189ca4" officeooo:paragraph-rsid="00189ca4" style:font-weight-asian="bold" style:font-name-complex="Times New Roman" style:font-weight-complex="bold"/>
    </style:style>
    <style:style style:name="P38" style:family="paragraph" style:parent-style-name="Text_20_body">
      <style:text-properties style:font-name="Times New Roman1" officeooo:rsid="000e1763" officeooo:paragraph-rsid="000e1763"/>
    </style:style>
    <style:style style:name="P39" style:family="paragraph" style:parent-style-name="Text_20_body">
      <style:text-properties style:font-name="Times New Roman1" fo:font-style="normal" officeooo:rsid="000feaca" officeooo:paragraph-rsid="000feaca" style:font-style-asian="normal" style:font-style-complex="normal"/>
    </style:style>
    <style:style style:name="P40" style:family="paragraph" style:parent-style-name="Text_20_body">
      <style:text-properties officeooo:rsid="0013972a" officeooo:paragraph-rsid="0013972a"/>
    </style:style>
    <style:style style:name="P41" style:family="paragraph" style:parent-style-name="Text_20_body">
      <style:paragraph-properties fo:line-height="100%"/>
    </style:style>
    <style:style style:name="P42" style:family="paragraph" style:parent-style-name="Text_20_body">
      <style:paragraph-properties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43" style:family="paragraph" style:parent-style-name="Text_20_body">
      <style:paragraph-properties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9ca4" officeooo:paragraph-rsid="00189ca4"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44" style:family="paragraph" style:parent-style-name="Text_20_body">
      <style:paragraph-properties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text-properties officeooo:paragraph-rsid="001a96b5"/>
    </style:style>
    <style:style style:name="P46" style:family="paragraph" style:parent-style-name="Text_20_body" style:master-page-name="">
      <loext:graphic-properties draw:fill="none"/>
      <style:paragraph-properties fo:margin-left="0in" fo:margin-right="0in" fo:margin-top="0in" fo:margin-bottom="0.0972in" loext:contextual-spacing="false" fo:line-height="100%" fo:hyphenation-ladder-count="no-limit" fo:text-indent="1.1252in" style:auto-text-indent="false" style:page-number="auto" fo:background-color="transparent"/>
      <style:text-properties style:font-name="Times New Roman" officeooo:paragraph-rsid="0014f93a" style:font-name-complex="Times New Roman" fo:hyphenate="false"/>
    </style:style>
    <style:style style:name="P47" style:family="paragraph" style:parent-style-name="Text_20_body" style:master-page-name="">
      <loext:graphic-properties draw:fill="none"/>
      <style:paragraph-properties fo:margin-left="0in" fo:margin-right="0in" fo:margin-top="0in" fo:margin-bottom="0.0972in" loext:contextual-spacing="false" fo:line-height="100%" fo:hyphenation-ladder-count="no-limit" fo:text-indent="1.1252in" style:auto-text-indent="false" style:page-number="auto" fo:background-color="transparent"/>
      <style:text-properties style:font-name="Times New Roman" style:font-name-complex="Times New Roman" fo:hyphenate="false"/>
    </style:style>
    <style:style style:name="P48" style:family="paragraph" style:parent-style-name="Text_20_body" style:master-page-name="">
      <loext:graphic-properties draw:fill="none"/>
      <style:paragraph-properties fo:margin-left="0in" fo:margin-right="0in" fo:margin-top="0in" fo:margin-bottom="0.0972in" loext:contextual-spacing="false" fo:line-height="100%" fo:hyphenation-ladder-count="no-limit" fo:text-indent="1.1252in" style:auto-text-indent="false" style:page-number="auto" fo:background-color="transparent"/>
      <style:text-properties style:font-name="Times New Roman" officeooo:paragraph-rsid="0014f93a" style:font-name-complex="Times New Roman" fo:hyphenate="false"/>
    </style:style>
    <style:style style:name="P49" style:family="paragraph" style:parent-style-name="Text_20_body" style:master-page-name="">
      <loext:graphic-properties draw:fill="none"/>
      <style:paragraph-properties fo:margin-left="0in" fo:margin-right="0in" fo:margin-top="0in" fo:margin-bottom="0.0972in" loext:contextual-spacing="false" fo:line-height="100%" fo:hyphenation-ladder-count="no-limit" fo:text-indent="1.1252in" style:auto-text-indent="false" style:page-number="auto" fo:background-color="transparent"/>
      <style:text-properties style:font-name="Times New Roman" officeooo:paragraph-rsid="0014f93a" style:font-name-complex="Times New Roman" fo:hyphenate="false"/>
    </style:style>
    <style:style style:name="P50" style:family="paragraph" style:parent-style-name="Text_20_body" style:master-page-name="">
      <loext:graphic-properties draw:fill="none"/>
      <style:paragraph-properties fo:margin-left="0in" fo:margin-right="0in" fo:margin-top="0in" fo:margin-bottom="0.0972in" loext:contextual-spacing="false" fo:line-height="100%" fo:hyphenation-ladder-count="no-limit" fo:text-indent="1.1252in" style:auto-text-indent="false" style:page-number="auto" fo:background-color="transparent"/>
      <style:text-properties style:font-name="Times New Roman" officeooo:rsid="0014f93a" officeooo:paragraph-rsid="0014f93a" style:font-name-complex="Times New Roman" fo:hyphenate="false"/>
    </style:style>
    <style:style style:name="P51" style:family="paragraph" style:parent-style-name="Text_20_body" style:master-page-name="">
      <loext:graphic-properties draw:fill="none"/>
      <style:paragraph-properties fo:margin-left="0in" fo:margin-right="0in" fo:margin-top="0in" fo:margin-bottom="0.0972in" loext:contextual-spacing="false" fo:line-height="100%" fo:hyphenation-ladder-count="no-limit" fo:text-indent="1.1252in" style:auto-text-indent="false" style:page-number="auto" fo:background-color="transparent"/>
      <style:text-properties style:font-name="Times New Roman" officeooo:paragraph-rsid="0014f93a" style:font-name-complex="Times New Roman" fo:hyphenate="false"/>
    </style:style>
    <style:style style:name="P52" style:family="paragraph" style:parent-style-name="Text_20_body" style:master-page-name="">
      <loext:graphic-properties draw:fill="none"/>
      <style:paragraph-properties fo:margin-left="0in" fo:margin-right="0in" fo:margin-top="0in" fo:margin-bottom="0.0972in" loext:contextual-spacing="false" fo:line-height="100%" fo:hyphenation-ladder-count="no-limit" fo:text-indent="1.1252in" style:auto-text-indent="false" style:page-number="auto" fo:background-color="transparent"/>
      <style:text-properties style:font-name="Times New Roman" officeooo:paragraph-rsid="0014f93a" style:font-name-complex="Times New Roman" fo:hyphenate="false"/>
    </style:style>
    <style:style style:name="P53" style:family="paragraph" style:parent-style-name="Text_20_body" style:master-page-name="">
      <loext:graphic-properties draw:fill="none"/>
      <style:paragraph-properties fo:margin-left="0in" fo:margin-right="0in" fo:margin-top="0in" fo:margin-bottom="0.0972in" loext:contextual-spacing="false" fo:line-height="100%" fo:hyphenation-ladder-count="no-limit" fo:text-indent="1.1252in" style:auto-text-indent="false" style:page-number="auto" fo:background-color="transparent"/>
      <style:text-properties style:font-name="Times New Roman" officeooo:paragraph-rsid="0014f93a" style:font-name-complex="Times New Roman" fo:hyphenate="false"/>
    </style:style>
    <style:style style:name="P54" style:family="paragraph" style:parent-style-name="Text_20_body" style:master-page-name="">
      <loext:graphic-properties draw:fill="none"/>
      <style:paragraph-properties fo:margin-left="0in" fo:margin-right="0in" fo:margin-top="0in" fo:margin-bottom="0.0972in" loext:contextual-spacing="false" fo:line-height="100%" fo:hyphenation-ladder-count="no-limit" fo:text-indent="1.1252in" style:auto-text-indent="false" style:page-number="auto" fo:background-color="transparent"/>
      <style:text-properties style:font-name="Times New Roman" officeooo:paragraph-rsid="0014f93a" style:font-name-complex="Times New Roman" fo:hyphenate="false"/>
    </style:style>
    <style:style style:name="P55" style:family="paragraph" style:parent-style-name="Text_20_body">
      <style:paragraph-properties fo:margin-left="0in" fo:margin-right="0in" fo:line-height="100%" fo:text-indent="1.1252in" style:auto-text-indent="false"/>
      <style:text-properties style:font-name="Times New Roman" style:font-name-complex="Times New Roman"/>
    </style:style>
    <style:style style:name="P56" style:family="paragraph" style:parent-style-name="Text_20_body" style:master-page-name="">
      <loext:graphic-properties draw:fill="none"/>
      <style:paragraph-properties fo:margin-left="0in" fo:margin-right="0in" fo:margin-top="0in" fo:margin-bottom="0.0972in" loext:contextual-spacing="false" fo:line-height="100%" fo:hyphenation-ladder-count="no-limit" fo:text-indent="1.1866in" style:auto-text-indent="false" style:page-number="auto" fo:background-color="transparent"/>
      <style:text-properties style:font-name="Times New Roman" officeooo:paragraph-rsid="0015ab1a" style:font-name-complex="Times New Roman" fo:hyphenate="false"/>
    </style:style>
    <style:style style:name="P57" style:family="paragraph" style:parent-style-name="Normal">
      <loext:graphic-properties draw:fill="solid" draw:fill-color="#ffffff" draw:opacity="100%"/>
      <style:paragraph-properties fo:line-height="115%" fo:background-color="#ffffff"/>
      <style:text-properties style:font-name="Anonymice Powerline1" fo:font-size="12pt" fo:language="tr" fo:country="TR" style:font-size-asian="12pt" style:font-name-complex="Times New Roman" style:font-size-complex="12pt"/>
    </style:style>
    <style:style style:name="P58" style:family="paragraph" style:parent-style-name="Heading_20_2">
      <style:text-properties style:font-name="Times New Roman" style:font-name-complex="Times New Roman"/>
    </style:style>
    <style:style style:name="P59" style:family="paragraph" style:parent-style-name="Heading_20_2">
      <style:text-properties style:font-name="Times New Roman" officeooo:paragraph-rsid="000feaca" style:font-name-complex="Times New Roman"/>
    </style:style>
    <style:style style:name="P60" style:family="paragraph" style:parent-style-name="Heading_20_2">
      <style:text-properties officeooo:paragraph-rsid="000e1763"/>
    </style:style>
    <style:style style:name="P61" style:family="paragraph" style:parent-style-name="Heading_20_2">
      <style:text-properties officeooo:paragraph-rsid="000f0749"/>
    </style:style>
    <style:style style:name="P62" style:family="paragraph" style:parent-style-name="Heading_20_2">
      <style:text-properties officeooo:paragraph-rsid="000feaca"/>
    </style:style>
    <style:style style:name="P63" style:family="paragraph" style:parent-style-name="Title" style:master-page-name="MP0">
      <style:paragraph-properties style:page-number="auto" fo:break-before="page"/>
      <style:text-properties style:font-name="Times New Roman" style:font-name-complex="Times New Roman"/>
    </style:style>
    <style:style style:name="P64" style:family="paragraph" style:parent-style-name="Table_20_Contents">
      <style:text-properties style:font-name="Times New Roman" style:font-name-complex="Times New Roman"/>
    </style:style>
    <style:style style:name="P65" style:family="paragraph">
      <style:paragraph-properties fo:text-align="center" style:writing-mode="lr-tb"/>
    </style:style>
    <style:style style:name="P66" style:family="paragraph">
      <loext:graphic-properties draw:fill="solid" draw:fill-color="#729fcf" draw:opacity="100%"/>
      <style:paragraph-properties style:writing-mode="lr-tb" style:font-independent-line-spacing="false"/>
    </style:style>
    <style:style style:name="P67" style:family="paragraph">
      <loext:graphic-properties draw:fill="none"/>
    </style:style>
    <style:style style:name="P68" style:family="paragraph">
      <style:paragraph-properties fo:text-align="end" style:writing-mode="lr-tb"/>
    </style:style>
    <style:style style:name="P69" style:family="paragraph">
      <loext:graphic-properties draw:fill="solid" draw:fill-color="#729fcf" draw:opacity="100%"/>
      <style:paragraph-properties fo:text-align="end" style:writing-mode="lr-tb" style:font-independent-line-spacing="false"/>
    </style:style>
    <style:style style:name="T1" style:family="text">
      <style:text-properties style:font-name="Times New Roman" fo:font-weight="normal" style:font-weight-asian="normal" style:font-name-complex="Times New Roman" style:font-weight-complex="normal"/>
    </style:style>
    <style:style style:name="T2" style:family="text">
      <style:text-properties style:font-name="Times New Roman" fo:font-size="11pt" fo:font-weight="normal" style:font-size-asian="11pt" style:font-weight-asian="normal" style:font-name-complex="Times New Roman" style:font-size-complex="11pt" style:font-weight-complex="normal"/>
    </style:style>
    <style:style style:name="T3" style:family="text">
      <style:text-properties style:font-name="Times New Roman" style:font-name-complex="Times New Roman"/>
    </style:style>
    <style:style style:name="T4" style:family="text">
      <style:text-properties style:font-name="Times New Roman" officeooo:rsid="000c3abd" style:font-name-complex="Times New Roman"/>
    </style:style>
    <style:style style:name="T5" style:family="text">
      <style:text-properties style:font-name="Times New Roman" officeooo:rsid="0011d7cb" style:font-name-complex="Times New Roman"/>
    </style:style>
    <style:style style:name="T6" style:family="text">
      <style:text-properties style:font-name="Times New Roman" officeooo:rsid="000feaca" style:font-name-complex="Times New Roman"/>
    </style:style>
    <style:style style:name="T7" style:family="text">
      <style:text-properties style:font-name="Times New Roman" officeooo:rsid="0014f93a" style:font-name-complex="Times New Roman"/>
    </style:style>
    <style:style style:name="T8" style:family="text">
      <style:text-properties style:font-name="Times New Roman" officeooo:rsid="00189ca4" style:font-name-complex="Times New Roman"/>
    </style:style>
    <style:style style:name="T9" style:family="text">
      <style:text-properties style:font-name="Times New Roman" fo:font-style="italic" style:font-style-asian="italic" style:font-name-complex="Times New Roman" style:font-style-complex="italic"/>
    </style:style>
    <style:style style:name="T10" style:family="text">
      <style:text-properties style:font-name="Times New Roman" fo:font-weight="bold" style:font-weight-asian="bold" style:font-name-complex="Times New Roman" style:font-weight-complex="bold"/>
    </style:style>
    <style:style style:name="T11" style:family="text">
      <style:text-properties style:font-name="Times New Roman" fo:font-size="10pt" fo:font-style="italic" style:font-size-asian="10pt" style:font-style-asian="italic" style:font-name-complex="Times New Roman" style:font-size-complex="10pt" style:font-style-complex="italic"/>
    </style:style>
    <style:style style:name="T12" style:family="text">
      <style:text-properties style:font-name="Times New Roman" fo:font-style="normal" style:font-style-asian="normal" style:font-name-complex="Times New Roman" style:font-style-complex="normal"/>
    </style:style>
    <style:style style:name="T13" style:family="text">
      <style:text-properties style:font-name="Times New Roman" fo:font-style="normal" officeooo:rsid="00189ca4" style:font-style-asian="normal" style:font-name-complex="Times New Roman" style:font-style-complex="normal"/>
    </style:style>
    <style:style style:name="T14" style:family="text">
      <style:text-properties style:font-name="Anonymice Powerline"/>
    </style:style>
    <style:style style:name="T15" style:family="text">
      <style:text-properties style:font-name="Anonymice Powerline1" fo:font-size="12pt" fo:language="tr" fo:country="TR" style:font-size-asian="12pt" style:font-name-complex="Times New Roman" style:font-size-complex="12pt"/>
    </style:style>
    <style:style style:name="T16" style:family="text">
      <style:text-properties style:font-name="Anonymice Powerline1" fo:font-size="12pt" fo:language="tr" fo:country="TR" officeooo:rsid="000c3abd" style:font-size-asian="12pt" style:font-name-complex="Times New Roman" style:font-size-complex="12pt"/>
    </style:style>
    <style:style style:name="T17" style:family="text">
      <style:text-properties officeooo:rsid="000c3abd"/>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0e1763" style:font-style-asian="normal" style:font-style-complex="normal"/>
    </style:style>
    <style:style style:name="T22" style:family="text">
      <style:text-properties style:font-name="Times New Roman1"/>
    </style:style>
    <style:style style:name="T23" style:family="text">
      <style:text-properties style:font-name="Times New Roman1" officeooo:rsid="000e1763"/>
    </style:style>
    <style:style style:name="T24" style:family="text">
      <style:text-properties style:font-name="Times New Roman1" officeooo:rsid="000f0749"/>
    </style:style>
    <style:style style:name="T25" style:family="text">
      <style:text-properties style:font-name="Times New Roman1" fo:font-style="italic" style:font-style-asian="italic" style:font-style-complex="italic"/>
    </style:style>
    <style:style style:name="T26" style:family="text">
      <style:text-properties style:font-name="Times New Roman1" fo:font-style="normal" style:font-style-asian="normal" style:font-style-complex="normal"/>
    </style:style>
    <style:style style:name="T27" style:family="text">
      <style:text-properties style:font-name="Times New Roman1" fo:font-style="normal" officeooo:rsid="000feaca" style:font-style-asian="normal" style:font-style-complex="normal"/>
    </style:style>
    <style:style style:name="T28" style:family="text">
      <style:text-properties style:font-name="Times New Roman1" fo:font-style="normal" officeooo:rsid="000f0749" style:font-style-asian="normal" style:font-style-complex="normal"/>
    </style:style>
    <style:style style:name="T29" style:family="text">
      <style:text-properties style:font-name="Times New Roman1" officeooo:rsid="000feaca"/>
    </style:style>
    <style:style style:name="T30" style:family="text">
      <style:text-properties officeooo:rsid="000feaca"/>
    </style:style>
    <style:style style:name="T31" style:family="text">
      <style:text-properties officeooo:rsid="0013972a"/>
    </style:style>
    <style:style style:name="T32" style:family="text">
      <style:text-properties officeooo:rsid="0014f93a"/>
    </style:style>
    <style:style style:name="T33" style:family="text">
      <style:text-properties officeooo:rsid="0016e092"/>
    </style:style>
    <style:style style:name="T34" style:family="text">
      <style:text-properties officeooo:rsid="00172f10"/>
    </style:style>
    <style:style style:name="T35" style:family="text">
      <style:text-properties fo:font-weight="normal" style:font-weight-asian="normal" style:font-weight-complex="normal"/>
    </style:style>
    <style:style style:name="T36" style:family="text">
      <style:text-properties fo:font-weight="normal" officeooo:rsid="00172f10" style:font-weight-asian="normal" style:font-weight-complex="normal"/>
    </style:style>
    <style:style style:name="T37" style:family="text">
      <style:text-properties officeooo:rsid="00189ca4"/>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writing-mode="lr-tb" draw:textarea-vertical-align="top"/>
    </style:style>
    <style:style style:name="fr2" style:family="graphic" style:parent-style-name="Graphics">
      <style:graphic-properties style:run-through="foreground" style:wrap="none" style:vertical-pos="from-top" style:vertical-rel="paragraph" style:horizontal-pos="from-left" style:horizontal-rel="paragraph" fo:background-color="transparent" draw:fill="none" draw:fill-color="#ffffff" draw:opacity="100%" fo:padding-left="0.1in" fo:padding-right="0.1in" fo:padding-top="0.05in" fo:padding-bottom="0.05in" fo:border="0.51pt solid #000000" style:writing-mode="lr-tb" draw:textarea-vertical-align="top"/>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38in" svg:stroke-color="#3465a4" svg:stroke-opacity="100%" draw:fill="solid" draw:fill-color="#729fcf" draw:opacity="100%" draw:textarea-horizontal-align="left" draw:textarea-vertical-align="middle" draw:auto-grow-height="false" draw:auto-grow-width="false"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38in" svg:stroke-color="#3465a4" draw:marker-end="a3"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38in" svg:stroke-color="#3465a4" draw:marker-end="a5"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P2"/>
      <text:p text:style-name="P1">CS 315</text:p>
      <text:p text:style-name="P1">Programming Languages<text:line-break/>Project 1</text:p>
      <text:p text:style-name="P1"/>
      <text:h text:style-name="P21" text:outline-level="1"><text:span text:style-name="Default_20_Paragraph_20_Font"><text:span text:style-name="T1">Doğaç Eldenk </text:span></text:span><text:span text:style-name="Default_20_Paragraph_20_Font"><text:span text:style-name="T2">sec-2 / 21703939</text:span></text:span><text:span text:style-name="Default_20_Paragraph_20_Font"><text:span text:style-name="T1"><text:line-break/>Ata Atasoy </text:span></text:span><text:span text:style-name="Default_20_Paragraph_20_Font"><text:span text:style-name="T2">sec-2 <text:s/>/ 21702532</text:span></text:span></text:h>
      <text:p text:style-name="P4"/>
      <text:p text:style-name="P4"/>
      <text:h text:style-name="P27" text:outline-level="1">1. Introduction</text:h>
      <text:p text:style-name="Text_20_body"><text:span text:style-name="Default_20_Paragraph_20_Font"><text:span text:style-name="T3">Nowadays, </text:span></text:span><text:span text:style-name="Default_20_Paragraph_20_Font"><text:span text:style-name="T9">Internet of Things</text:span></text:span><text:span text:style-name="Default_20_Paragraph_20_Font"><text:span text:style-name="T3"> is getting more and more popular. Our aim is to design a programming language for IoT devices. Our language’s name is </text:span></text:span><text:span text:style-name="Default_20_Paragraph_20_Font"><text:span text:style-name="T10">Wakanda</text:span></text:span><text:span text:style-name="Default_20_Paragraph_20_Font"><text:span text:style-name="T3">,since it has a simple syntax one can think it is a weak language, but once one dives deep into it they will see it is very flexible and powerful. Wakanda’s syntax is </text:span></text:span><text:span text:style-name="Default_20_Paragraph_20_Font"><text:span text:style-name="T9">Go</text:span></text:span><text:span text:style-name="Default_20_Paragraph_20_Font"><text:span text:style-name="T3"> alike (also makes it similar to C). Because our primary functions are concurrency (on sensor reading and switches) and networking. Target user for our programming language is not professionals but people who are similar with programming, like hobbiests who likes to do DIY projects. It should be easy for them to write consistent code on Wakanda because of it’s syntax and error handling capabilities.</text:span></text:span></text:p>
      <text:h text:style-name="P22" text:outline-level="1">2. Fundamental Structural Components</text:h>
      <text:p text:style-name="P11">Wakanda is not an Object-Oriented language like C++ or Java. We are more concentrated on the functional side. We believe that IoT nodes should run a consistent, well-built, exception handling code. Therefore we are keeping things simple and giving user flexibility to handle all kinds of errors and exceptions.</text:p>
      <text:h text:style-name="P58" text:outline-level="2">2.1 Main Program</text:h>
      <text:p text:style-name="Text_20_body"><text:span text:style-name="Default_20_Paragraph_20_Font"><text:span text:style-name="T3">Wakanda has 2 additional methods to main. They are </text:span></text:span><text:span text:style-name="Default_20_Paragraph_20_Font"><text:span text:style-name="T9">initial </text:span></text:span><text:span text:style-name="Default_20_Paragraph_20_Font"><text:span text:style-name="T3">and </text:span></text:span><text:span text:style-name="Default_20_Paragraph_20_Font"><text:span text:style-name="T9">end</text:span></text:span><text:span text:style-name="Default_20_Paragraph_20_Font"><text:span text:style-name="T3">. The flow of events if like following:</text:span></text:span></text:p>
      <text:p text:style-name="Text_20_body"><draw:custom-shape text:anchor-type="paragraph" draw:z-index="9" draw:name="Shape1" draw:style-name="gr1" draw:text-style-name="P69" svg:width="1.287in" svg:height="0.498in" svg:x="0.0055in" svg:y="0.1402in"><text:p text:style-name="P68">Initial</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0" draw:name="Shape1" draw:style-name="gr1" draw:text-style-name="P66" svg:width="1.287in" svg:height="0.498in" svg:x="5.2146in" svg:y="0.1772in"><text:p text:style-name="P65">End</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10" draw:name="Shape1" draw:style-name="gr1" draw:text-style-name="P66" svg:width="1.287in" svg:height="0.498in" svg:x="1.8665in" svg:y="0.1626in"><text:p text:style-name="P65">Mai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 text:style-name="Default_20_Paragraph_20_Font"><text:span text:style-name="T3"/></text:span></text:p>
      <text:p text:style-name="Text_20_body"><draw:connector text:anchor-type="paragraph" draw:z-index="1" draw:name="Shape2" draw:style-name="gr2" draw:text-style-name="P67" draw:type="line" svg:x1="1.2929in" svg:y1="-0.0768in" svg:x2="1.8661in" svg:y2="-0.0768in" svg:d="M3284-196h1456" svg:viewBox="0 0 1457 2"><text:p/></draw:connector><draw:connector text:anchor-type="paragraph" draw:z-index="2" draw:name="Shape3" draw:style-name="gr3" draw:text-style-name="P67" draw:type="line" svg:x1="3.1543in" svg:y1="-0.063in" svg:x2="5.2138in" svg:y2="-0.0768in" svg:d="M8012-161l5231-35" svg:viewBox="0 0 5233 37"><text:p/></draw:connector><text:span text:style-name="Default_20_Paragraph_20_Font"><text:span text:style-name="T3"/></text:span></text:p>
      <text:list xml:id="list928907019" text:style-name="L1">
        <text:list-item>
          <text:p text:style-name="P28">When a IoT node is launched or a code is imported from another file, it’s initial statement is run first. Variables defined in initial statement are global variables and they are also exported to other files when imported.</text:p>
        </text:list-item>
        <text:list-item>
          <text:p text:style-name="P28"><text:soft-page-break/>When the initialization process if finished, it starts running the code in the main statement as a regular Go, C++ or Java program. Note that Initial and End statements are optional but it is highly encouraged for programmers to use.</text:p>
        </text:list-item>
        <text:list-item>
          <text:p text:style-name="P28">Finally, when the Main statement throws an error, the program continues from End statement. This statement includes things as closing the connection, reporting the user that node is failed etc. For example it can send a mail to user if it fails during a run so the user will see it immediately and will have less downtime.</text:p>
        </text:list-item>
      </text:list>
      <text:p text:style-name="Text_20_body"><draw:frame draw:style-name="fr1" draw:name="Shape5" text:anchor-type="paragraph" svg:x="0.0626in" svg:y="0.2362in" svg:width="7.0374in" style:rel-width="scale" svg:height="2.8335in" style:rel-height="scale" draw:z-index="4"><draw:text-box><text:p text:style-name="P13">using []</text:p><text:p text:style-name="P13"/><text:p text:style-name="P13">initial {</text:p><text:p text:style-name="P13"><text:tab/>...initial definitions etc.</text:p><text:p text:style-name="P13">}</text:p><text:p text:style-name="P13"/><text:p text:style-name="P13">main {</text:p><text:p text:style-name="P13"><text:tab/>...main</text:p><text:p text:style-name="P13">}</text:p><text:p text:style-name="P13"/><text:p text:style-name="P13">end {</text:p><text:p text:style-name="P13"><text:tab/>...final operations<text:line-break/>}</text:p></draw:text-box></draw:frame><text:span text:style-name="Default_20_Paragraph_20_Font"><text:span text:style-name="T3">An example program:</text:span></text:span></text:p>
      <text:p text:style-name="P11">Note the using statement at the end, we will cover it later.</text:p>
      <text:h text:style-name="P58" text:outline-level="2">2.2 Functions</text:h>
      <text:p text:style-name="Text_20_body"><text:span text:style-name="Default_20_Paragraph_20_Font"><text:span text:style-name="T3">There are no classes in Wakanda but we can import other files to use functions that are defined inside other files. By default, every function is exported to the imported file. You can hide a function to imported function if you write </text:span></text:span><text:span text:style-name="Default_20_Paragraph_20_Font"><text:span text:style-name="T9">!func </text:span></text:span><text:span text:style-name="Default_20_Paragraph_20_Font"><text:span text:style-name="T3">instead of </text:span></text:span><text:span text:style-name="Default_20_Paragraph_20_Font"><text:span text:style-name="T9">func</text:span></text:span><text:span text:style-name="Default_20_Paragraph_20_Font"><text:span text:style-name="T3">. In wakanda, the void funcitons are usually avoided. Because we want consistency around our code, it is highly recommended that you should use </text:span></text:span><text:span text:style-name="Default_20_Paragraph_20_Font"><text:span text:style-name="T9">Promise</text:span></text:span><text:span text:style-name="Default_20_Paragraph_20_Font"><text:span text:style-name="T3"> type instead of void function. Promise types can trigger exceptions inside functions so you can handle them. A basic function definition is the following:</text:span></text:span></text:p>
      <text:p text:style-name="Text_20_body"><draw:frame draw:style-name="fr1" draw:name="Shape4" text:anchor-type="paragraph" svg:x="0.052in" svg:y="-0.0598in" svg:width="6.0744in" style:rel-width="scale" svg:height="0.6673in" style:rel-height="scale" draw:z-index="3"><draw:text-box><text:p text:style-name="Normal"><text:span text:style-name="Default_20_Paragraph_20_Font"><text:span text:style-name="T14">(!func | func) functionName(type value, ...) -&gt; (returnType | 0) {</text:span></text:span></text:p><text:p text:style-name="Normal"><text:span text:style-name="Default_20_Paragraph_20_Font"><text:span text:style-name="T14"><text:tab/>... Function body</text:span></text:span></text:p><text:p text:style-name="Normal"><text:span text:style-name="Default_20_Paragraph_20_Font"><text:span text:style-name="T14"><text:tab/>return &lt;value&gt;</text:span></text:span></text:p><text:p text:style-name="Normal"><text:span text:style-name="Default_20_Paragraph_20_Font"><text:span text:style-name="T14">}</text:span></text:span></text:p></draw:text-box></draw:frame><text:soft-page-break/><text:span text:style-name="Default_20_Paragraph_20_Font"><text:span text:style-name="T11">Note that 0 is used to define void funcitons, which we do not recommend!</text:span></text:span></text:p>
      <text:h text:style-name="P58" text:outline-level="2">2.3 Loops</text:h>
      <text:p text:style-name="Text_20_body"><draw:frame draw:style-name="fr1" draw:name="Shape6" text:anchor-type="paragraph" svg:x="-0.0043in" svg:y="1.4189in" svg:width="3.4165in" style:rel-width="scale" svg:height="1.5665in" style:rel-height="scale" draw:z-index="5"><draw:text-box><text:p text:style-name="Normal"><text:span text:style-name="Default_20_Paragraph_20_Font"><text:span text:style-name="T14">for &lt;condition&gt; {</text:span></text:span></text:p><text:p text:style-name="Normal"><text:span text:style-name="Default_20_Paragraph_20_Font"><text:span text:style-name="T14"><text:tab/>...</text:span></text:span></text:p><text:p text:style-name="Normal"><text:span text:style-name="Default_20_Paragraph_20_Font"><text:span text:style-name="T14">}</text:span></text:span></text:p><text:p text:style-name="Normal"/><text:p text:style-name="Normal"><text:span text:style-name="Default_20_Paragraph_20_Font"><text:span text:style-name="T14">for element in array {</text:span></text:span></text:p><text:p text:style-name="Normal"><text:span text:style-name="Default_20_Paragraph_20_Font"><text:span text:style-name="T14"><text:tab/>...</text:span></text:span></text:p><text:p text:style-name="Normal"><text:span text:style-name="Default_20_Paragraph_20_Font"><text:span text:style-name="T14">}</text:span></text:span></text:p></draw:text-box></draw:frame><text:span text:style-name="Default_20_Paragraph_20_Font"><text:span text:style-name="T3">Wakanda only has for loop like Go language. It can be also used as a while loop. It does not need parantheses. We believe that there are no advantages of having a seperate while and for loop therefore we have choosen to have our loops like Go. Example for statements:</text:span></text:span></text:p>
      <text:p text:style-name="P3">We will explain more about arrays in the future subsections so you can easily creative iterative loops.</text:p>
      <text:h text:style-name="P58" text:outline-level="2">2.4 Variable and Array Definition</text:h>
      <text:p text:style-name="Text_20_body"><draw:frame draw:style-name="fr1" draw:name="Shape7" text:anchor-type="paragraph" svg:x="0.0126in" svg:y="1.2862in" svg:width="4.7083in" style:rel-width="scale" svg:height="1.3in" style:rel-height="scale" draw:z-index="6"><draw:text-box><text:p text:style-name="Normal"><text:span text:style-name="Default_20_Paragraph_20_Font"><text:span text:style-name="T14">main {</text:span></text:span></text:p><text:p text:style-name="Normal"><text:span text:style-name="Default_20_Paragraph_20_Font"><text:span text:style-name="T14"><text:tab/>number a</text:span></text:span></text:p><text:p text:style-name="Normal"><text:span text:style-name="Default_20_Paragraph_20_Font"><text:span text:style-name="T14"><text:tab/>number b = 0.3</text:span></text:span></text:p><text:p text:style-name="Normal"><text:span text:style-name="Default_20_Paragraph_20_Font"><text:span text:style-name="T14"><text:tab/>number[] c = [1..4] // Array definiton from 1 to 4</text:span></text:span></text:p><text:p text:style-name="Normal"><text:span text:style-name="Default_20_Paragraph_20_Font"><text:span text:style-name="T14"><text:tab/>func smf = () -&gt; 0 {} // func is also a primitive type</text:span></text:span></text:p><text:p text:style-name="Normal"><text:span text:style-name="Default_20_Paragraph_20_Font"><text:span text:style-name="T14">}</text:span></text:span></text:p></draw:text-box></draw:frame><text:span text:style-name="Default_20_Paragraph_20_Font"><text:span text:style-name="T3">Variables can be defined with initial values or without values. When a variable is not assigned to an initial value, it is </text:span></text:span><text:span text:style-name="Default_20_Paragraph_20_Font"><text:span text:style-name="T9">undefined</text:span></text:span><text:span text:style-name="Default_20_Paragraph_20_Font"><text:span text:style-name="T3"> and it can be checked whether it is undefined or not by the ? Operator. It returns true if it is defined and false if it undefined. Example definitions are the following:</text:span></text:span></text:p>
      <text:p text:style-name="P3">Primitive types are : number, char, string, func, sensor, URL and arrays can be defined on any type.</text:p>
      <text:p text:style-name="P3">Custom types are defined in the program body as the following:</text:p>
      <text:p text:style-name="Text_20_body"><draw:frame draw:style-name="fr1" draw:name="Shape81" text:anchor-type="paragraph" svg:x="-0.0043in" svg:y="0in" svg:width="2.3665in" style:rel-width="scale" svg:height="1.2335in" style:rel-height="scale" draw:z-index="7"><draw:text-box><text:p text:style-name="Normal"><text:span text:style-name="Default_20_Paragraph_20_Font"><text:span text:style-name="T14">@customtype [</text:span></text:span></text:p><text:p text:style-name="Normal"><text:span text:style-name="Default_20_Paragraph_20_Font"><text:span text:style-name="T14"><text:tab/>number aNumber</text:span></text:span></text:p><text:p text:style-name="Normal"><text:span text:style-name="Default_20_Paragraph_20_Font"><text:span text:style-name="T14"><text:tab/>func someFunc</text:span></text:span></text:p><text:p text:style-name="Normal"><text:span text:style-name="Default_20_Paragraph_20_Font"><text:span text:style-name="T14"><text:tab/>string name</text:span></text:span></text:p><text:p text:style-name="Normal"><text:span text:style-name="Default_20_Paragraph_20_Font"><text:span text:style-name="T14"><text:tab/>anothertype myval</text:span></text:span></text:p><text:p text:style-name="Normal"><text:span text:style-name="Default_20_Paragraph_20_Font"><text:span text:style-name="T14">]</text:span></text:span></text:p></draw:text-box></draw:frame><text:soft-page-break/><text:span text:style-name="Default_20_Paragraph_20_Font"><text:span text:style-name="T3">With this feature, you can bundle data. Therefore customtype is also called a </text:span></text:span><text:span text:style-name="Default_20_Paragraph_20_Font"><text:span text:style-name="T9">bundle </text:span></text:span><text:span text:style-name="Default_20_Paragraph_20_Font"><text:span text:style-name="T3">in Wakanda. Because you can also have functions inside bundles, you can program Wakanda like an object oriented language, but we do not encourage it, it is up to user. Access to members of bundles are done using . operator. You can also have factory methods of bundles instead of constructors. All values are undefined when a new bundle object is defined. One of the most importants in Wakanda is, array – bundle association. Every bundle in Wakanda is an extension to array. Bundles can be unpacked as arrays or arrays can be packed as bundles. Every bundle is an array and it’s size is it’s number of properties. The ordering of properties is the indices of elements and each element has strictly the type of it’s property. For example:</text:span></text:span></text:p>
      <text:p text:style-name="P3"><draw:frame draw:style-name="fr1" draw:name="Shape8" text:anchor-type="paragraph" svg:x="-0.0043in" svg:y="-0.1681in" svg:width="4.1165in" style:rel-width="scale" svg:height="2.2583in" style:rel-height="scale" draw:z-index="8"><draw:text-box><text:p text:style-name="P14">main {</text:p><text:p text:style-name="P14"><text:tab/>customtype t = [5, 7]</text:p><text:p text:style-name="P14"><text:tab/>number a, b</text:p><text:p text:style-name="P14"><text:tab/>[a, b] = t</text:p><text:p text:style-name="P14"><text:tab/>[_, b] = t // First element is ignored</text:p><text:p text:style-name="P14">}</text:p><text:p text:style-name="P14"/><text:p text:style-name="P14">@pair [</text:p><text:p text:style-name="P14"><text:tab/>number a</text:p><text:p text:style-name="P14"><text:tab/>number b</text:p><text:p text:style-name="P14">]</text:p></draw:text-box></draw:frame>The _ is used when a variable is ignored. It can be only used with array unpacking operation.</text:p>
      <text:p text:style-name="P3">The operation .. is used for creating an uniformly distributed array. For example 1..5 creates an array [1,2,3,4,5]. It also can be used with characters like [‘a’..’d’] to denote [‘a’,’b’,’c’,’d’]. It can be useful with the for loops.</text:p>
      <text:h text:style-name="P59" text:outline-level="2"><text:soft-page-break/>2.5 <text:span text:style-name="T30">Supported operations</text:span></text:h>
      <text:p text:style-name="P40"><text:span text:style-name="T6">W</text:span><text:span text:style-name="T3">akanda supports many operations for arrays, numbers, strings and characters. First of all, the assignment is made with the assignment operator (=). There are 5 arithmetic operations defined in the number domain in Wakanda. They are addition, substraction, division, multiplication and modulus (</text:span><text:span text:style-name="T6">+ - / * %</text:span><text:span text:style-name="T3">).</text:span><text:span text:style-name="T6"> </text:span><text:span text:style-name="T3">Additionally you can concentenate arrays, characters (result is a string) and strings with the addition operator. In extension to arithmetic operators, there are also boolean operators. They are </text:span><text:span text:style-name="T9">and</text:span><text:span text:style-name="T12">, </text:span><text:span text:style-name="T9">or</text:span><text:span text:style-name="T12">, not (!)</text:span><text:span text:style-name="T9"> </text:span><text:span text:style-name="T12">and defined operator. The defined operator returns false if the variable is undefined and true otherwise. It is useful for async staments to wait for operation to finish. </text:span><text:span text:style-name="T13">Finally, equality is checked by equals operator (==).</text:span></text:p>
      <text:h text:style-name="P59" text:outline-level="2">2.5 If Else Statements</text:h>
      <text:p text:style-name="Text_20_body"><text:span text:style-name="Default_20_Paragraph_20_Font"><text:span text:style-name="T3">If and Else statements are identical to Go. You don’t need paranthesis for conditions like Go. The syntax is just </text:span></text:span><text:span text:style-name="Default_20_Paragraph_20_Font"><text:span text:style-name="T9">If cond {...} else {…}</text:span></text:span><text:span text:style-name="Default_20_Paragraph_20_Font"><text:span text:style-name="T3">. Language also supports else if statements.</text:span></text:span></text:p>
      <text:h text:style-name="P22" text:outline-level="1">3. Functional Components</text:h>
      <text:h text:style-name="Heading_20_2" text:outline-level="2"><draw:frame draw:style-name="fr2" draw:name="Text Box 14" text:anchor-type="paragraph" svg:x="-0.0209in" svg:y="0.4071in" svg:width="6.5602in" style:rel-width="scale" svg:height="2.2429in" style:rel-height="scale" draw:z-index="11"><draw:text-box><text:p text:style-name="P17">İnclude [connection: c, iostream:p, sensors]</text:p><text:p text:style-name="P17"/><text:p text:style-name="P17">main {</text:p><text:p text:style-name="P17"><text:tab/>url myUrl = c.connect(“https://www.mysite.com/something”)</text:p><text:p text:style-name="P17"><text:tab/>wait response = myURL.get()</text:p><text:p text:style-name="P17"><text:tab/>LOG response</text:p><text:p text:style-name="P17"><text:tab/>number currentTemperature = s<text:span text:style-name="T17">ensors</text:span>.thermometer.getKelvins()</text:p><text:p text:style-name="P17"><text:tab/>LOG temperature</text:p><text:p text:style-name="P17"><text:tab/>p.print(“Curren temperature in Kelvins is: “, temperature) </text:p><text:p text:style-name="P15">}</text:p><text:p text:style-name="P18"/></draw:text-box></draw:frame><text:span text:style-name="Default_20_Paragraph_20_Font"><text:span text:style-name="T3">3.1 Include Statements</text:span></text:span></text:h>
      <text:p text:style-name="P7"><text:span text:style-name="T3">Include statements are carry the same purpose as C++. Instead of writing multiple include statements, Wakanda allows you to include the built-in libraries in an array. Wakanda also allows programmers to create an alias for the included libraries names. It’s not mandatory to create an alias for the file to be included, as in the given code snippet above, </text:span><text:soft-page-break/><text:span text:style-name="T3">“</text:span><text:span text:style-name="T15">s</text:span><text:span text:style-name="T16">ensors</text:span><text:span text:style-name="T15">.thermometer.getKelvins()</text:span><text:span text:style-name="T3">” and “</text:span><text:span text:style-name="T15">thermometer.getKelvins()</text:span><text:span text:style-name="T3">” </text:span><text:span text:style-name="T4">mean</text:span><text:span text:style-name="T3"> the same exact thing </text:span><text:span text:style-name="T4">if thermometer is not redefined</text:span><text:span text:style-name="T3">. The reason that Wakanda lets programmers to create aliases is to make their coding experience smoother.</text:span></text:p>
      <text:h text:style-name="Heading_20_2" text:outline-level="2"><text:span text:style-name="Default_20_Paragraph_20_Font"><text:span text:style-name="T3">3.2 OK – Fail Statements</text:span></text:span></text:h>
      <text:p text:style-name="Text_20_body"><text:span text:style-name="Default_20_Paragraph_20_Font"><text:span text:style-name="T3">Since Wakanda language is designed for the IoT devices which will work with sensors and internet connection, its likely that there may be run-time issues. Also </text:span></text:span>in section 2.2, its stated that “<text:span text:style-name="Default_20_Paragraph_20_Font"><text:span text:style-name="T9">Because we want consistency around our code, it is highly recommended that you should use Promise type instead of void function. Promise types can trigger exceptions inside functions so you can handle them</text:span></text:span><text:span text:style-name="Default_20_Paragraph_20_Font"><text:span text:style-name="T3">.” Hence, to handle these exceptions inside the functions, Wakanda has OK-Fail statements. Functions return a FAIL statement to signal that statements inside the function did not execute for a reason, or return a OK statement to signal that everything ran as planned. </text:span></text:span></text:p>
      <text:p text:style-name="P3"><draw:frame draw:style-name="fr2" draw:name="Text Box 15" text:anchor-type="paragraph" svg:x="-0.0626in" svg:y="-0.2654in" svg:width="6.4665in" style:rel-width="scale" svg:height="1.2047in" style:rel-height="scale" draw:z-index="12"><draw:text-box><text:p text:style-name="P16">func goodVoidFunction() -&gt; Promise {</text:p><text:p text:style-name="P16"><text:tab/>if input(“Enter a positive number”) &lt; 0 <text:s/>{</text:p><text:p text:style-name="P16"><text:tab/><text:tab/>FAIL “For some reason” //Instanly returns fail</text:p><text:p text:style-name="P20">}</text:p><text:p text:style-name="P16"><text:tab/>OK //Instantly returns that it has successfully executed<text:tab/></text:p><text:p text:style-name="P16">}<text:tab/><text:tab/></text:p></draw:text-box></draw:frame></text:p>
      <text:p text:style-name="P34">3.3 Finally Statement</text:p>
      <text:p text:style-name="P12">Finally statements is executed when a function gets FAIL signal from one of the functions it calls or the code reaches the finally statement. There are two options that programmer can define: success or fail. Success option is arbitrary and it will only run if the program didn’t fail until the very end. The fail statement is executed immediately if one of the subprograms is failed. The idea behind having <text:span text:style-name="T19">finally fail</text:span><text:span text:style-name="T20"> statement is to </text:span><text:span text:style-name="T21">do some final operations like logging or warning the remote server <text:s/>about the exception.</text:span></text:p>
      <text:h text:style-name="P60" text:outline-level="2"><text:soft-page-break/><text:span text:style-name="T22">3.4 </text:span><text:span text:style-name="T23">OK – FAIL and LOG</text:span></text:h>
      <text:p text:style-name="P38">As we have said in previous sections, we are not recommending our users to write void functions, instead we promote use of promise functions. In this promise functions, you can write OK or FAIL to break the function. If the user defines a finally statement in the wrapper function, the function will stop execution and continue from the fail statement, otherwise the function continues as intended. Basically, OK is equal to writing return; in C. Our aim is to make code more readable with the OK and FAIL statements for the users. Additionally, you can write a error message near FAIL statement. You can later excess fail message by writing FAIL.message.</text:p>
      <text:p text:style-name="P8"><text:span text:style-name="T22">Additionally, you might want to log </text:span><text:span text:style-name="T24">some variables or progress during to run. User will be able to access those logs by simply connecting the node to their computer with a usb. Those logs are not accessible by the program or any internal devices, also it can not be overwritten. LOG statements logs things such as variable, its memory location or any exception. It might be useful for developers to check the logs after a un/successful run.</text:span></text:p>
      <text:h text:style-name="P61" text:outline-level="2"><text:span text:style-name="T24">3.</text:span><text:span text:style-name="T29">5 </text:span><text:span text:style-name="T24">Asynchronous and synchronous</text:span></text:h>
      <text:p text:style-name="P9"><text:span text:style-name="T22">In wakanda, every function can be executed asynchronously. However, if you want to run a function asynchronously, you should write </text:span><text:span text:style-name="T25">await</text:span><text:span text:style-name="T26"> before the function. In constrast, you can also write </text:span><text:span text:style-name="T25">wait</text:span><text:span text:style-name="T26"> to wait the function. There is no difference between wait and writing nothing but if you write wait explicitly, it should be easier for the user to read and understand the code. Async functions are highly recommended operations such as reading sensors, sending connections and web requests. It is also recommended to use defined operator (?) with async functions call to wait for their execution to finish.</text:span></text:p>
      <text:h text:style-name="P62" text:outline-level="2"><text:span text:style-name="T28">3.</text:span><text:span text:style-name="T27">6 Sensors, switches and timers</text:span></text:h>
      <text:p text:style-name="P39">We believe that acecssing external utilities such as sensors, switches and timers is very important and one our main goals is making it easier for the user. We have 2 primitive types for this purpose. </text:p>
      <text:p text:style-name="P10"><text:soft-page-break/><text:span text:style-name="T26">First is time. You can get the current time by writing </text:span><text:span text:style-name="T25">time.now</text:span><text:span text:style-name="T26"> (notice that it is not a function but a static binding to the current time in seconds since 1 January 1970). Also you can print this time, convert it to hours, minutes etc. </text:span></text:p>
      <text:p text:style-name="P39">Another one is sensor. Sensor is a primitive type in Wakanda language and it holds a sensor’s reference. Each sensor has different specs therefore each of them can return a different datatype when their getValue() method is called.</text:p>
      <text:p text:style-name="P39">The final keyword is switch. You can use the switch keywords like an array to access any switch you like on the IoT device. Also reading a switch or sensor should be an async call because it might take some time for the device to read the switch/sensor. </text:p>
      <text:h text:style-name="P23" text:outline-level="1">4. BNF Description</text:h>
      <text:h text:style-name="Heading_20_1" text:outline-level="1">Program Description</text:h>
      <text:p text:style-name="P6"><text:span text:style-name="Default_20_Paragraph_20_Font"><text:span text:style-name="T10">&lt;program&gt;</text:span></text:span><text:span text:style-name="Default_20_Paragraph_20_Font"><text:span text:style-name="T3"> ::= &lt;include_stmt&gt; &lt;function_or_type_definitions&gt;</text:span></text:span></text:p>
      <text:p text:style-name="P19">| &lt;function_or_type_definitions&gt;</text:p>
      <text:p text:style-name="P6"><text:span text:style-name="Default_20_Paragraph_20_Font"><text:span text:style-name="T10">&lt;function_or_type_definitions&gt; </text:span></text:span><text:span text:style-name="Default_20_Paragraph_20_Font"><text:span text:style-name="T3">::= &lt;function_or_type_definition&gt;</text:span></text:span></text:p>
      <text:p text:style-name="P19">| &lt;function_or_type_definition&gt; <text:span text:style-name="T31">&lt;newline&gt; </text:span>&lt;function_or_type_definitions&gt;</text:p>
      <text:p text:style-name="P6"><text:span text:style-name="Default_20_Paragraph_20_Font"><text:span text:style-name="T10">&lt;function_or_type_definition&gt; </text:span></text:span><text:span text:style-name="Default_20_Paragraph_20_Font"><text:span text:style-name="T3">::= &lt;function&gt;</text:span></text:span></text:p>
      <text:p text:style-name="P19">| &lt;type_definition&gt;</text:p>
      <text:p text:style-name="P45"><text:span text:style-name="Default_20_Paragraph_20_Font"><text:span text:style-name="T10">&lt;comment&gt; </text:span></text:span><text:span text:style-name="Default_20_Paragraph_20_Font"><text:span text:style-name="T3">::= &lt;backslash&gt; &lt;backslash&gt; &lt;sentence&gt; </text:span></text:span><text:span text:style-name="Default_20_Paragraph_20_Font"><text:span text:style-name="T7">&lt;newline&gt;</text:span></text:span></text:p>
      <text:h text:style-name="P25" text:outline-level="1">Include Statement</text:h>
      <text:p text:style-name="P5"><text:span text:style-name="T18">&lt;include_stmt&gt;</text:span> ::= &lt;include_word&gt; &lt;include_list&gt; <text:span text:style-name="T31">&lt;newline&gt;</text:span></text:p>
      <text:p text:style-name="P5"><text:span text:style-name="T18">&lt;include_list&gt;</text:span> ::= &lt;LB&gt; &lt;include_list_items&gt; &lt;RB&gt;</text:p>
      <text:p text:style-name="P47">| &lt;LB&gt; &lt;RB&gt;</text:p>
      <text:p text:style-name="P30"><text:span text:style-name="T18">&lt;include_list_items&gt;</text:span> ::= &lt;include_list_item&gt;</text:p>
      <text:p text:style-name="P46">| &lt;include_list_item&gt; &lt;comma&gt; &lt;include_list_items&gt;</text:p>
      <text:p text:style-name="P30"><text:span text:style-name="T18">&lt;include_list_item&gt;</text:span> ::= &lt;identifier&gt;</text:p>
      <text:p text:style-name="P46"><text:span text:style-name="T32">| </text:span>&lt;string&gt; &lt;semicolon&gt; &lt;identifier&gt;</text:p>
      <text:p text:style-name="P5"><text:soft-page-break/></text:p>
      <text:h text:style-name="Heading_20_1" text:outline-level="1">Type definition</text:h>
      <text:p text:style-name="P5"><text:span text:style-name="T18">&lt;type_definition&gt;</text:span> ::= &lt;at_sign&gt; &lt;identifier&gt; &lt;LB&gt; &lt;declerations&gt; &lt;RB&gt; <text:span text:style-name="T32">&lt;newline&gt;</text:span></text:p>
      <text:p text:style-name="P30"><text:span text:style-name="T18">&lt;declerations&gt;</text:span> ::= &lt;declarations&gt;</text:p>
      <text:p text:style-name="P46">| &lt;declaration&gt; &lt;newline&gt; &lt;declerations&gt;</text:p>
      <text:h text:style-name="Heading_20_1" text:outline-level="1">Functions definition</text:h>
      <text:p text:style-name="P5"><text:span text:style-name="T18">&lt;function&gt;</text:span> ::= <text:span text:style-name="T32">&lt;exclamation&gt; </text:span>&lt;function_signature&gt; &lt;function_body&gt;</text:p>
      <text:p text:style-name="P50">| &lt;function_signature&gt; &lt;function_body&gt;</text:p>
      <text:p text:style-name="P30"><text:span text:style-name="T18">&lt;function_signature&gt; </text:span>::= &lt;structural_function_sign&gt;</text:p>
      <text:p text:style-name="P46">| &lt;custom_function_sign&gt;</text:p>
      <text:p text:style-name="P5"><text:span text:style-name="T18">&lt;structural_function_sign&gt;</text:span> ::= &lt;initial&gt; | &lt;main&gt; | &lt;end&gt;</text:p>
      <text:p text:style-name="P5"><text:span text:style-name="T18">&lt;custom_function_sign&gt;</text:span> ::= &lt;function_identifier&gt; &lt;LP&gt; &lt;function_parameter_list&gt; &lt;RP&gt; &lt;small_rigth_arrow&gt; &lt;function_return_type&gt;</text:p>
      <text:p text:style-name="P5"><text:span text:style-name="T18">&lt;function_identifier&gt;</text:span> ::= &lt;func&gt; &lt;identifier&gt;</text:p>
      <text:p text:style-name="P5"><text:span text:style-name="T18">&lt;function_return_type&gt;</text:span> ::= &lt;type&gt; | &lt;void&gt;</text:p>
      <text:h text:style-name="Heading_20_1" text:outline-level="1">Parameters definition</text:h>
      <text:p text:style-name="P30"><text:span text:style-name="T18">&lt;function_parameter_list&gt;</text:span> ::= &lt;function_parameter&gt;</text:p>
      <text:p text:style-name="P46"><text:span text:style-name="T32">| </text:span>&lt;function_parameter&gt; &lt;comma&gt; &lt;function_parameter_list&gt;</text:p>
      <text:p text:style-name="P5"><text:span text:style-name="T18">&lt;function_parameter&gt;</text:span> ::= &lt;type&gt; &lt;identifier&gt;</text:p>
      <text:h text:style-name="Heading_20_1" text:outline-level="1">Function body definition</text:h>
      <text:p text:style-name="P5"><text:span text:style-name="T18">&lt;function_body&gt; </text:span>::= &lt;stmts&gt; | &lt;stmts&gt; &lt;final&gt;</text:p>
      <text:p text:style-name="P5"><text:span text:style-name="T18">&lt;final&gt;</text:span> ::= <text:span text:style-name="T32">&lt;return_stmt&gt;</text:span> &lt;finally_stmt&gt;</text:p>
      <text:p text:style-name="P30"><text:span text:style-name="T18">&lt;finally_stmt&gt;</text:span> ::= &lt;finally&gt; &lt;LCB&gt; &lt;success&gt; &lt;block_stmts&gt; &lt;fail&gt;&lt; block_stmts&gt; &lt;RCB&gt;</text:p>
      <text:p text:style-name="P46">| &lt;finally&gt; &lt;LCB&gt; &lt;fail&gt; &lt;block_stmts&gt; &lt;RCB&gt;</text:p>
      <text:h text:style-name="P24" text:outline-level="1"/>
      <text:h text:style-name="P26" text:outline-level="1">Statements</text:h>
      <text:p text:style-name="P5"><text:span text:style-name="T18">&lt;block_stmts&gt;</text:span> ::= &lt;LCB&gt; &lt;RCB&gt; | &lt;LCB&gt; &lt;stmts&gt; &lt;RCB&gt;</text:p>
      <text:p text:style-name="P5"><text:span text:style-name="T18">&lt;stmts&gt;</text:span> ::= &lt;stmt&gt; | &lt;stmt&gt; <text:span text:style-name="T32">&lt;newline&gt;</text:span> &lt;stmts&gt;</text:p>
      <text:p text:style-name="P5"><text:span text:style-name="T18">&lt;stmt&gt;</text:span> ::= &lt;function_call&gt; | &lt;keyword_stmt&gt; | &lt;assignment_stmt&gt; | &lt;decleration_stmt&gt; | &lt;return_stmt&gt; | &lt;if_stmt&gt; | &lt;loop_stmt&gt; | &lt;<text:span text:style-name="T32">newline</text:span>&gt;</text:p>
      <text:h text:style-name="Heading_20_1" text:outline-level="1">Function call</text:h>
      <text:p text:style-name="P30"><text:span text:style-name="T18">&lt;function_call&gt;</text:span> ::= &lt;identifier&gt; &lt;LP&gt; &lt;function_call_parameters&gt; &lt;RP&gt; </text:p>
      <text:p text:style-name="P46">| &lt;identifier&gt; &lt;dot&gt; &lt;function_call&gt;</text:p>
      <text:p text:style-name="P5"><text:span text:style-name="T18">&lt;function_call_parameters&gt;</text:span> ::= &lt;value&gt; | &lt;value&gt; &lt;comma&gt; &lt;function_call_parameters&gt;</text:p>
      <text:h text:style-name="Heading_20_1" text:outline-level="1">Keyword statement</text:h>
      <text:p text:style-name="P5"><text:span text:style-name="T18">&lt;keyword_stmt&gt;</text:span> ::= &lt;log_stmt&gt;</text:p>
      <text:p text:style-name="P5"><text:span text:style-name="T18">&lt;log_stmt&gt;</text:span> ::= &lt;log&gt;&lt;value&gt;</text:p>
      <text:h text:style-name="Heading_20_1" text:outline-level="1">Decleration and assignment statement</text:h>
      <text:p text:style-name="P5"><text:span text:style-name="T18">&lt;decleration_stmt&gt;</text:span> ::= &lt;type&gt; &lt;identifier&gt; | &lt;type&gt; &lt;assignment_stmt&gt;</text:p>
      <text:p text:style-name="P5"><text:span text:style-name="T18">&lt;assignment_stmt&gt;</text:span> ::= &lt;identifier&gt; &lt;assignment_operator&gt; &lt;value&gt;</text:p>
      <text:h text:style-name="Heading_20_1" text:outline-level="1">Return statement</text:h>
      <text:p text:style-name="P5"><text:span text:style-name="T18">&lt;return_stmt&gt;</text:span> ::= &lt;ok&gt; | &lt;fail&gt; &lt;string&gt; | &lt;return&gt; | &lt;return&gt; &lt;value&gt;</text:p>
      <text:h text:style-name="Heading_20_1" text:outline-level="1">If statement</text:h>
      <text:p text:style-name="P5"><text:span text:style-name="T18">&lt;if_stmt&gt;</text:span> ::= &lt;matched_if_stmt&gt; | &lt;unmatched_if_stmt&gt;</text:p>
      <text:p text:style-name="P5"><text:span text:style-name="T18">&lt;matched_if_stmt&gt;</text:span> ::= &lt;if&gt; &lt;condition&gt; &lt;block_stmts&gt; &lt;else&gt; &lt;block_stmts&gt;</text:p>
      <text:p text:style-name="P31"><text:span text:style-name="T18">&lt;unmatched_if_stmt&gt;</text:span> ::= &lt;if&gt; &lt;condition&gt; &lt;block_stmts&gt;</text:p>
      <text:p text:style-name="P56">| &lt;if&gt; &lt;condition&gt; &lt;block_stmts&gt; &lt;else&gt; &lt;unmatched_if_stmt&gt;</text:p>
      <text:h text:style-name="Heading_20_1" text:outline-level="1"><text:soft-page-break/></text:h>
      <text:h text:style-name="Heading_20_1" text:outline-level="1">Loop statement</text:h>
      <text:p text:style-name="P5"><text:span text:style-name="T18">&lt;loop_stmt&gt; </text:span>::= &lt;for&gt; &lt;condition&gt; &lt;block_stmts&gt; | &lt;for&gt; &lt;iterable&gt; &lt;block_stmts&gt;</text:p>
      <text:p text:style-name="P31"><text:span text:style-name="T18">&lt;condition&gt;</text:span> ::= &lt;value&gt; | &lt;value&gt; &lt;logic_operator&gt; &lt;condition&gt; | &lt;exmark&gt; &lt;condition&gt; </text:p>
      <text:p text:style-name="P31">| &lt;questionmark&gt; &lt;condition&gt;</text:p>
      <text:p text:style-name="P5"><text:span text:style-name="T18">&lt;iterable&gt;</text:span> ::= &lt;identifier&gt; &lt;assignment_operator&gt; &lt;iterable_value&gt;</text:p>
      <text:p text:style-name="P6"><text:span text:style-name="T10">&lt;iterable_value&gt;</text:span><text:span text:style-name="T3"> ::= &lt;identifier&gt; | &lt;LB&gt; &lt;value&gt; &lt;dot&gt; &lt;dot&gt; &lt;value&gt; &lt;RB&gt;</text:span></text:p>
      <text:h text:style-name="Heading_20_1" text:outline-level="1">Data types</text:h>
      <text:p text:style-name="P32"><text:span text:style-name="T18">&lt;type&gt;</text:span> ::= &lt;identifier&gt; <text:span text:style-name="T34">| &lt;number_type&gt; | &lt;string_type&gt; | &lt;char_type&gt; | &lt;func&gt; | &lt;time&gt; | &lt;sensor&gt;</text:span></text:p>
      <text:p text:style-name="P5"><text:span text:style-name="T18">&lt;value&gt;</text:span> ::= &lt;LP&gt; &lt;value&gt; &lt;RP&gt; | &lt;const&gt; | &lt;identifier&gt; | &lt;function_call&gt; | &lt;arithmethic&gt; | &lt;array&gt;</text:p>
      <text:p text:style-name="P5"><text:span text:style-name="T18">&lt;arithmethic&gt; </text:span>::= &lt;value&gt; &lt;arithmetic_operator&gt; &lt;value&gt;</text:p>
      <text:p text:style-name="P5"><text:span text:style-name="T18">&lt;array&gt;</text:span> ::= &lt;LB&gt; &lt;RB&gt; | &lt;LB&gt; &lt;array_items&gt; &lt;RB&gt;</text:p>
      <text:p text:style-name="P5"><text:span text:style-name="T18">&lt;array_items&gt;</text:span> ::= &lt;value&gt; | &lt;value&gt; &lt;comma&gt; &lt;array_items&gt;</text:p>
      <text:p text:style-name="P32"><text:span text:style-name="T18">&lt;const&gt;</text:span> ::= &lt;char&gt; | &lt;string&gt; | &lt;<text:span text:style-name="T33">number</text:span>&gt;</text:p>
      <text:p text:style-name="P5"><text:span text:style-name="T18">&lt;string&gt;</text:span> ::= &lt;quote&gt; &lt;quote&gt; | &lt;quote&gt; &lt;<text:span text:style-name="T37">safe_</text:span>sentence&gt; &lt;quote&gt;</text:p>
      <text:p text:style-name="P32"><text:span text:style-name="T18">&lt;char&gt;</text:span> ::= &lt;single_quote&gt; &lt;character&gt; &lt;single_quote<text:span text:style-name="T33">&gt;</text:span></text:p>
      <text:p text:style-name="P33"><text:span text:style-name="T18">&lt;number&gt;</text:span> ::= &lt;integer&gt; | &lt;float&gt;</text:p>
      <text:p text:style-name="P5"><text:span text:style-name="T18">&lt;integer&gt;</text:span> ::= &lt;minus&gt; &lt;integer&gt; | &lt;digit&gt; &lt;integer&gt; <text:span text:style-name="T33">| &lt;digit&gt;</text:span></text:p>
      <text:p text:style-name="P35">&lt;float&gt; <text:span text:style-name="T35">::</text:span><text:span text:style-name="T36">= &lt;integer&gt; &lt;dot&gt; &lt;digits&gt; | &lt;dot&gt; &lt;digits&gt;</text:span></text:p>
      <text:p text:style-name="P36">&lt;digits&gt;<text:span text:style-name="T35"> ::= &lt;digit&gt; | &lt;digit&gt; &lt;digits&gt;</text:span></text:p>
      <text:p text:style-name="P37">&lt;sentence&gt;<text:span text:style-name="T35"> ::= icinde “ olabilen ama newline olamayan her sey</text:span></text:p>
      <text:p text:style-name="P37">&lt;safe_sentence&gt;<text:span text:style-name="T35"> ::= icinde “ ve newline olmayan her sey</text:span></text:p>
      <text:p text:style-name="P5"/>
      <text:h text:style-name="P24" text:outline-level="1"/>
      <text:h text:style-name="P26" text:outline-level="1">Terminals</text:h>
      <table:table table:name="Table2" table:style-name="Table2">
        <table:table-column table:style-name="Table2.A" table:number-columns-repeated="2"/>
        <table:table-row>
          <table:table-cell table:style-name="Table2.A1" office:value-type="string">
            <text:p text:style-name="P42"><text:span text:style-name="T18">&lt;LCB&gt;</text:span> ::= {</text:p>
          </table:table-cell>
          <table:table-cell table:style-name="Table2.B1" office:value-type="string">
            <text:p text:style-name="P43"><text:span text:style-name="T18">&lt;time&gt;</text:span> ::= time</text:p>
          </table:table-cell>
        </table:table-row>
        <table:table-row>
          <table:table-cell table:style-name="Table2.A2" office:value-type="string">
            <text:p text:style-name="P42"><text:span text:style-name="T18">&lt;RCB&gt;</text:span> ::= }</text:p>
          </table:table-cell>
          <table:table-cell table:style-name="Table2.B2" office:value-type="string">
            <text:p text:style-name="P43"><text:span text:style-name="T18">&lt;sensor&gt;</text:span> ::= sensor</text:p>
          </table:table-cell>
        </table:table-row>
        <table:table-row>
          <table:table-cell table:style-name="Table2.A2" office:value-type="string">
            <text:p text:style-name="P42"><text:span text:style-name="T18">&lt;LP&gt; </text:span>::= (</text:p>
          </table:table-cell>
          <table:table-cell table:style-name="Table2.B2" office:value-type="string">
            <text:p text:style-name="P43"><text:span text:style-name="T18">&lt;using&gt;</text:span> ::= using</text:p>
          </table:table-cell>
        </table:table-row>
        <table:table-row>
          <table:table-cell table:style-name="Table2.A2" office:value-type="string">
            <text:p text:style-name="P42"><text:span text:style-name="T18">&lt;RP&gt;</text:span> ::= <text:s/>)</text:p>
          </table:table-cell>
          <table:table-cell table:style-name="Table2.B2" office:value-type="string">
            <text:p text:style-name="P42"><text:span text:style-name="T18">&lt;initial&gt;</text:span> ::= initial</text:p>
          </table:table-cell>
        </table:table-row>
        <table:table-row>
          <table:table-cell table:style-name="Table2.A2" office:value-type="string">
            <text:p text:style-name="P42"><text:span text:style-name="T18">&lt;LB&gt;</text:span> ::= [</text:p>
          </table:table-cell>
          <table:table-cell table:style-name="Table2.B2" office:value-type="string">
            <text:p text:style-name="P42"><text:span text:style-name="T18">&lt;main&gt;</text:span> ::= main</text:p>
          </table:table-cell>
        </table:table-row>
        <table:table-row>
          <table:table-cell table:style-name="Table2.A2" office:value-type="string">
            <text:p text:style-name="P42"><text:span text:style-name="T18">&lt;RB&gt;</text:span> ::= ]</text:p>
          </table:table-cell>
          <table:table-cell table:style-name="Table2.B2" office:value-type="string">
            <text:p text:style-name="P42"><text:span text:style-name="T18">&lt;end&gt; </text:span>::= end</text:p>
          </table:table-cell>
        </table:table-row>
        <table:table-row>
          <table:table-cell table:style-name="Table2.A2" office:value-type="string">
            <text:p text:style-name="P42"><text:span text:style-name="T18">&lt;minus&gt;</text:span> ::= -</text:p>
          </table:table-cell>
          <table:table-cell table:style-name="Table2.B2" office:value-type="string">
            <text:p text:style-name="P42"><text:span text:style-name="T18">&lt;finally&gt; :</text:span>:= finally</text:p>
          </table:table-cell>
        </table:table-row>
        <table:table-row>
          <table:table-cell table:style-name="Table2.A2" office:value-type="string">
            <text:p text:style-name="P42"><text:span text:style-name="T18">&lt;arithmetic_operator&gt; </text:span>::= + | - | * | / | %</text:p>
          </table:table-cell>
          <table:table-cell table:style-name="Table2.B2" office:value-type="string">
            <text:p text:style-name="P42"><text:span text:style-name="T18">&lt;success&gt;</text:span> ::= success</text:p>
          </table:table-cell>
        </table:table-row>
        <table:table-row>
          <table:table-cell table:style-name="Table2.A2" office:value-type="string">
            <text:p text:style-name="P42"><text:span text:style-name="T18">&lt;logic_operator&gt;</text:span> ::= or | and <text:span text:style-name="T37">| ==</text:span></text:p>
          </table:table-cell>
          <table:table-cell table:style-name="Table2.B2" office:value-type="string">
            <text:p text:style-name="P42"><text:span text:style-name="T18">&lt;fail&gt; </text:span>::= <text:span text:style-name="T37">FAIL</text:span></text:p>
          </table:table-cell>
        </table:table-row>
        <table:table-row>
          <table:table-cell table:style-name="Table2.A2" office:value-type="string">
            <text:p text:style-name="P42"><text:span text:style-name="T18">&lt;exmark&gt; </text:span>::= !</text:p>
          </table:table-cell>
          <table:table-cell table:style-name="Table2.B2" office:value-type="string">
            <text:p text:style-name="P42"><text:span text:style-name="T18">&lt;ok&gt; </text:span>::= <text:span text:style-name="T37">OK</text:span></text:p>
          </table:table-cell>
        </table:table-row>
        <table:table-row>
          <table:table-cell table:style-name="Table2.A2" office:value-type="string">
            <text:p text:style-name="P42"><text:span text:style-name="T18">&lt;qestionmark&gt;</text:span> ::= ?</text:p>
          </table:table-cell>
          <table:table-cell table:style-name="Table2.B2" office:value-type="string">
            <text:p text:style-name="P42"><text:span text:style-name="T18">&lt;log&gt; </text:span>::= <text:span text:style-name="T37">LOG</text:span></text:p>
          </table:table-cell>
        </table:table-row>
        <table:table-row>
          <table:table-cell table:style-name="Table2.A2" office:value-type="string">
            <text:p text:style-name="P42"><text:span text:style-name="T18">&lt;assignment_operator&gt;</text:span> ::= =</text:p>
          </table:table-cell>
          <table:table-cell table:style-name="Table2.B2" office:value-type="string">
            <text:p text:style-name="P43"><text:span text:style-name="T18">&lt;void&gt;</text:span> ::= 0</text:p>
          </table:table-cell>
        </table:table-row>
        <table:table-row>
          <table:table-cell table:style-name="Table2.A2" office:value-type="string">
            <text:p text:style-name="P43"><text:span text:style-name="T18">&lt;quote&gt;</text:span> ::= “</text:p>
          </table:table-cell>
          <table:table-cell table:style-name="Table2.B2" office:value-type="string">
            <text:p text:style-name="P42"><text:span text:style-name="T18">&lt;dot&gt;</text:span> ::= .</text:p>
          </table:table-cell>
        </table:table-row>
        <table:table-row>
          <table:table-cell table:style-name="Table2.A2" office:value-type="string">
            <text:p text:style-name="P43"><text:span text:style-name="T18">&lt;single_quote&gt;</text:span> ::= ‘</text:p>
          </table:table-cell>
          <table:table-cell table:style-name="Table2.B2" office:value-type="string">
            <text:p text:style-name="P42"><text:span text:style-name="T18">&lt;comma&gt; </text:span>::= ,</text:p>
          </table:table-cell>
        </table:table-row>
        <table:table-row>
          <table:table-cell table:style-name="Table2.A2" office:value-type="string">
            <text:p text:style-name="P43"><text:span text:style-name="T18">&lt;number_type&gt;</text:span> ::= number</text:p>
          </table:table-cell>
          <table:table-cell table:style-name="Table2.B2" office:value-type="string">
            <text:p text:style-name="P42"><text:span text:style-name="T18">&lt;small_rigth_arrow&gt;</text:span> ::= →</text:p>
          </table:table-cell>
        </table:table-row>
        <table:table-row>
          <table:table-cell table:style-name="Table2.A2" office:value-type="string">
            <text:p text:style-name="P43"><text:span text:style-name="T18">&lt;string_type&gt;</text:span> ::= string</text:p>
          </table:table-cell>
          <table:table-cell table:style-name="Table2.B2" office:value-type="string">
            <text:p text:style-name="P43"><text:span text:style-name="T18">&lt;digit&gt; </text:span>::= [0-9]</text:p>
          </table:table-cell>
        </table:table-row>
        <table:table-row>
          <table:table-cell table:style-name="Table2.A2" office:value-type="string">
            <text:p text:style-name="P43"><text:span text:style-name="T18">&lt;char_type&gt;</text:span> ::= char</text:p>
          </table:table-cell>
          <table:table-cell table:style-name="Table2.B2" office:value-type="string">
            <text:p text:style-name="P43"><text:span text:style-name="T18">&lt;char&gt;</text:span> ::= . (regex)</text:p>
          </table:table-cell>
        </table:table-row>
        <table:table-row>
          <table:table-cell table:style-name="Table2.A2" office:value-type="string">
            <text:p text:style-name="P43"><text:span text:style-name="T18">&lt;func&gt; </text:span>::= func</text:p>
          </table:table-cell>
          <table:table-cell table:style-name="Table2.B2" office:value-type="string">
            <text:p text:style-name="P44"><text:span text:style-name="Default_20_Paragraph_20_Font"><text:span text:style-name="T10">&lt;identifier&gt;</text:span></text:span><text:span text:style-name="Default_20_Paragraph_20_Font"><text:span text:style-name="T3"> ::= [a-z</text:span></text:span><text:span text:style-name="Default_20_Paragraph_20_Font"><text:span text:style-name="T8">A-Z_</text:span></text:span><text:span text:style-name="Default_20_Paragraph_20_Font"><text:span text:style-name="T3">][a-zA-Z0-9_]*</text:span></text:span></text:p>
          </table:table-cell>
        </table:table-row>
        <table:table-row>
          <table:table-cell table:style-name="Table2.A2" office:value-type="string">
            <text:p text:style-name="P43"/>
          </table:table-cell>
          <table:table-cell table:style-name="Table2.B2" office:value-type="string">
            <text:p text:style-name="P44"><text:span text:style-name="Default_20_Paragraph_20_Font"><text:span text:style-name="T3"/></text:span></text:p>
          </table:table-cell>
        </table:table-row>
      </table:table>
      <text:p text:style-name="P5"/>
      <text:p text:style-name="P6"><text:span text:style-name="Default_20_Paragraph_20_Font"><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Times New Roman1" svg:font-family="'Times New Roman'" style:font-family-generic="roman"/>
    <style:font-face style:name="Anonymice Powerline1" svg:font-family="'Anonymice Powerline'" style:font-pitch="fixed"/>
    <style:font-face style:name="Anonymice Powerline" svg:font-family="'Anonymice Powerline'" style:font-family-generic="system" style:font-pitch="fixed"/>
    <style:font-face style:name="Cantarell" svg:font-family="Cantarel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3" svg:viewBox="0 0 20 30" svg:d="M10 0l-10 30h20z"/>
    <draw:marker draw:name="a5" svg:viewBox="0 0 20 30" svg:d="M10 0l-10 30h20z"/>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954f72"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10-20T16:06:00Z</meta:creation-date>
    <dc:date>2019-10-22T14:19:23.907871729</dc:date>
    <meta:editing-cycles>17</meta:editing-cycles>
    <meta:editing-duration>PT2H34M15S</meta:editing-duration>
    <meta:document-statistic meta:table-count="1" meta:image-count="0" meta:object-count="0" meta:page-count="13" meta:paragraph-count="222" meta:word-count="2484" meta:character-count="15993" meta:non-whitespace-character-count="13686"/>
    <meta:template xlink:type="simple" xlink:actuate="onRequest" xlink:title="" xlink:href="Normal.dotm"/>
  </office:meta>
</office:document-meta>
</file>